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4.0653in" table:align="left"/>
    </style:style>
    <style:style style:name="Table1.A" style:family="table-column">
      <style:table-column-properties style:column-width="0.7819in"/>
    </style:style>
    <style:style style:name="Table1.B" style:family="table-column">
      <style:table-column-properties style:column-width="3.2833in"/>
    </style:style>
    <style:style style:name="Table1.A1" style:family="table-cell">
      <style:table-cell-properties style:vertical-align="middle" fo:padding="0.0194in" fo:border="none"/>
    </style:style>
    <style:style style:name="Table2" style:family="table">
      <style:table-properties style:width="5.8688in" table:align="left"/>
    </style:style>
    <style:style style:name="Table2.A" style:family="table-column">
      <style:table-column-properties style:column-width="3.0465in"/>
    </style:style>
    <style:style style:name="Table2.B" style:family="table-column">
      <style:table-column-properties style:column-width="2.8222in"/>
    </style:style>
    <style:style style:name="Table2.A1" style:family="table-cell">
      <style:table-cell-properties style:vertical-align="middle" fo:padding="0.0194in" fo:border="none"/>
    </style:style>
    <style:style style:name="Table3" style:family="table">
      <style:table-properties style:width="5.4778in" table:align="left"/>
    </style:style>
    <style:style style:name="Table3.A" style:family="table-column">
      <style:table-column-properties style:column-width="3.8465in"/>
    </style:style>
    <style:style style:name="Table3.B" style:family="table-column">
      <style:table-column-properties style:column-width="1.6313in"/>
    </style:style>
    <style:style style:name="Table3.A1" style:family="table-cell">
      <style:table-cell-properties style:vertical-align="middle" fo:padding="0.0194in" fo:border="none"/>
    </style:style>
    <style:style style:name="Table4" style:family="table">
      <style:table-properties style:width="6.925in" table:align="left"/>
    </style:style>
    <style:style style:name="Table4.A" style:family="table-column">
      <style:table-column-properties style:column-width="5.0188in"/>
    </style:style>
    <style:style style:name="Table4.B" style:family="table-column">
      <style:table-column-properties style:column-width="1.9063in"/>
    </style:style>
    <style:style style:name="Table4.A1" style:family="table-cell">
      <style:table-cell-properties style:vertical-align="middle" fo:padding="0.0194in" fo:border="none"/>
    </style:style>
    <style:style style:name="Table5" style:family="table">
      <style:table-properties style:width="6.925in" table:align="left"/>
    </style:style>
    <style:style style:name="Table5.A" style:family="table-column">
      <style:table-column-properties style:column-width="2.8819in"/>
    </style:style>
    <style:style style:name="Table5.B" style:family="table-column">
      <style:table-column-properties style:column-width="4.0431in"/>
    </style:style>
    <style:style style:name="Table5.A1" style:family="table-cell">
      <style:table-cell-properties style:vertical-align="middle" fo:padding="0.0194in" fo:border="none"/>
    </style:style>
    <style:style style:name="Table6" style:family="table">
      <style:table-properties style:width="6.925in" table:align="left"/>
    </style:style>
    <style:style style:name="Table6.A" style:family="table-column">
      <style:table-column-properties style:column-width="5.4535in"/>
    </style:style>
    <style:style style:name="Table6.B" style:family="table-column">
      <style:table-column-properties style:column-width="1.4715in"/>
    </style:style>
    <style:style style:name="Table6.A1" style:family="table-cell">
      <style:table-cell-properties style:vertical-align="middle" fo:padding="0.0194in" fo:border="none"/>
    </style:style>
    <style:style style:name="Table6.B3" style:family="table-cell">
      <style:table-cell-properties fo:padding="0.0194in" fo:border="none"/>
    </style:style>
    <style:style style:name="Table7" style:family="table">
      <style:table-properties style:width="6.925in" table:align="left"/>
    </style:style>
    <style:style style:name="Table7.A" style:family="table-column">
      <style:table-column-properties style:column-width="4.4903in"/>
    </style:style>
    <style:style style:name="Table7.B" style:family="table-column">
      <style:table-column-properties style:column-width="2.4347in"/>
    </style:style>
    <style:style style:name="Table7.A1" style:family="table-cell">
      <style:table-cell-properties style:vertical-align="middle" fo:padding="0.0194in" fo:border="none"/>
    </style:style>
    <style:style style:name="P1" style:family="paragraph" style:parent-style-name="Table_20_Contents">
      <style:text-properties fo:font-size="2pt" style:font-size-asian="2pt" style:font-size-complex="2pt"/>
    </style:style>
    <style:style style:name="P2" style:family="paragraph" style:parent-style-name="Table_20_Contents">
      <style:paragraph-properties fo:margin-top="0in" fo:margin-bottom="0.1965in" style:contextual-spacing="false"/>
    </style:style>
    <style:style style:name="P3" style:family="paragraph" style:parent-style-name="Preformatted_20_Text">
      <style:paragraph-properties fo:margin-top="0in" fo:margin-bottom="0.1965in" style:contextual-spacing="false"/>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style="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text:bookmark text:name="Getting_started_-_Folders"/>Getting started - Folders</text:h>
      <text:p text:style-name="Text_20_body">Create a development folder at a suitable location, such as off your home directory, e.g. called develop (e.g. /home/username/develop, this entire path is referred to in places below). In that folder, create these three folders: </text:p>
      <table:table table:name="Table1" table:style-name="Table1">
        <table:table-column table:style-name="Table1.A"/>
        <table:table-column table:style-name="Table1.B"/>
        <table:table-row>
          <table:table-cell table:style-name="Table1.A1" office:value-type="string">
            <text:p text:style-name="P2">Name </text:p>
          </table:table-cell>
          <table:table-cell table:style-name="Table1.A1" office:value-type="string">
            <text:p text:style-name="P2">Description </text:p>
          </table:table-cell>
        </table:table-row>
        <table:table-row>
          <table:table-cell table:style-name="Table1.A1" office:value-type="string">
            <text:p text:style-name="P2"><text:span text:style-name="T1">toolchain</text:span> </text:p>
          </table:table-cell>
          <table:table-cell table:style-name="Table1.A1" office:value-type="string">
            <text:p text:style-name="P2">this will contain the cross compiler </text:p>
          </table:table-cell>
        </table:table-row>
        <table:table-row>
          <table:table-cell table:style-name="Table1.A1" office:value-type="string">
            <text:p text:style-name="P2"><text:span text:style-name="T1">uboot</text:span> </text:p>
          </table:table-cell>
          <table:table-cell table:style-name="Table1.A1" office:value-type="string">
            <text:p text:style-name="P2">this will be used to build the mkimage program </text:p>
          </table:table-cell>
        </table:table-row>
        <table:table-row>
          <table:table-cell table:style-name="Table1.A1" office:value-type="string">
            <text:p text:style-name="P2"><text:span text:style-name="T1">kbuild</text:span> </text:p>
          </table:table-cell>
          <table:table-cell table:style-name="Table1.A1" office:value-type="string">
            <text:p text:style-name="P2">this will be used to build the kernel </text:p>
          </table:table-cell>
        </table:table-row>
      </table:table>
      <text:p text:style-name="Standard"/>
      <text:p text:style-name="Standard"/>
      <text:h text:style-name="Heading_20_2" text:outline-level="2"><text:bookmark text:name="Installing_the_build_tools_.28toolchain.29"/>Installing the build tools (toolchain)</text:h>
      <text:h text:style-name="Heading_20_3" text:outline-level="3"><text:bookmark text:name="3._1_Compile_tools"/>3. 1 Compile tools</text:h>
      <text:p text:style-name="Text_20_body">A suitable compiler can be obtained by issuing the following command </text:p>
      <table:table table:name="Table2" table:style-name="Table2">
        <table:table-column table:style-name="Table2.A"/>
        <table:table-column table:style-name="Table2.B"/>
        <table:table-row>
          <table:table-cell table:style-name="Table2.A1" office:value-type="string">
            <text:p text:style-name="P2"><text:span text:style-name="Source_20_Text">yum install gcc-arm-linux-gnu</text:span> </text:p>
          </table:table-cell>
          <table:table-cell table:style-name="Table2.A1" office:value-type="string">
            <text:p text:style-name="P2">Download and install the cross compiler </text:p>
          </table:table-cell>
        </table:table-row>
      </table:table>
      <text:p text:style-name="Text_20_body">On non-RHEL platforms, you may wish to try </text:p>
      <table:table table:name="Table3" table:style-name="Table3">
        <table:table-column table:style-name="Table3.A"/>
        <table:table-column table:style-name="Table3.B"/>
        <table:table-row>
          <table:table-cell table:style-name="Table3.A1" office:value-type="string">
            <text:p text:style-name="P2"><text:span text:style-name="Source_20_Text">apt-get install gcc-arm-linux-gnueabi</text:span> </text:p>
          </table:table-cell>
          <table:table-cell table:style-name="Table3.A1" office:value-type="string">
            <text:p text:style-name="P2">Debian type platforms </text:p>
          </table:table-cell>
        </table:table-row>
      </table:table>
      <text:p text:style-name="Text_20_body"><text:line-break/>''<text:span text:style-name="T3">Note: on RHEL, the current toolchains from the Angstrom site and from TI’s SDK both had issues building the kernel.</text:span> </text:p>
      <text:p text:style-name="Text_20_body">Once installed, on RHEL, the path to the compiler is /usr/bin, which should already be part of the PATH environment variable, so no need to change it. If you type <text:span text:style-name="T1">ls /usr/bin/arm*</text:span> then you will see that the executables are named <text:span text:style-name="T1">arm-linux-gnu-gcc</text:span> for exampl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h text:style-name="Heading_20_3" text:outline-level="3"><text:bookmark text:name="compile-u-boot-optional"/>Compile U-boot </text:h>
      <text:p text:style-name="Text_20_body">Before, compiling U-Boot we need to configure it. Thanks to the availability of configuration files in the configs/ directory under u-boot. We can configure using the am332x_boneblack_defconfig file. All the configuration will be written to .config file located in u-boot/ directory. By default you will not be able to view the .config file. To view give ls -a command.</text:p>
      <text:p text:style-name="P3"><text:span text:style-name="Source_20_Text">cd u-boot</text:span></text:p>
      <text:p text:style-name="P3"><text:span text:style-name="Source_20_Text"><text:span text:style-name="T2">make ARCH=arm CROSS_COMPILE=arm-linux-gnueabihf- am335x_boneblack_defconfig</text:span></text:span></text:p>
      <text:p text:style-name="Text_20_body">After configuring, u-boot can be cross compiled using the following command.</text:p>
      <text:p text:style-name="P3"><text:span text:style-name="Source_20_Text"><text:span text:style-name="T2">make ARCH=arm CROSS_COMPILE=arm-linux-gnueabihf-</text:span></text:span></text:p>
      <text:p text:style-name="Text_20_body">It will take around 10 to 15 minutes depending on the system configuration. Mine is Pentium dual core processor and it took 10 minutes for compilation. After successful compilation, several files will be produced in u-boot/ directory. Our prime concern is MLO and u-boot.img files.</text:p>
      <text:p text:style-name="Standard"/>
      <text:h text:style-name="Heading_20_3" text:outline-level="3"><text:bookmark text:name="cloning-the-kernel"/>Cloning the Kernel</text:h>
      <text:p text:style-name="Text_20_body">After installing the compiler, clone the kernel source for BeagleBone Black from GitHub using</text:p>
      <text:p text:style-name="P3"><text:span text:style-name="Source_20_Text">git clone https://github.com/beagleboard/linux.git</text:span></text:p>
      <text:p text:style-name="Text_20_body">Go to the linux directory and ensure that you have cloned the correct repo by executing the following command</text:p>
      <text:p text:style-name="P3"><text:span text:style-name="Source_20_Text">cd linux</text:span></text:p>
      <text:p text:style-name="Preformatted_20_Text"><text:span text:style-name="Source_20_Text">git remote -v</text:span></text:p>
      <text:p text:style-name="Preformatted_20_Text"><text:span text:style-name="Source_20_Text">origin https://github.com/beagleboard/linux.git (fetch)</text:span></text:p>
      <text:p text:style-name="P3"><text:span text:style-name="Source_20_Text">origin https://github.com/beagleboard/linux.git (push)</text:span></text:p>
      <text:p text:style-name="Standard"/>
      <text:h text:style-name="Heading_20_3" text:outline-level="3"><text:bookmark text:name="compile-linux-kernel"/>Compile Linux kernel</text:h>
      <text:p text:style-name="Text_20_body">Before compiling the kernel we need to configure it. It will be hard for the newbies. Once again, thanks to the kernel developers for providing all configurations in a single file. Go to the kernel directory and issue the following command.</text:p>
      <text:p text:style-name="P3"><text:span text:style-name="Source_20_Text">sudo make ARCH=arm CROSS_COMPILE=arm-linux-gnueabihf- bb.org_defconfig</text:span></text:p>
      <text:p text:style-name="Text_20_body">This will write the configurations in file bb.org_defconfig to .config file.</text:p>
      <text:p text:style-name="Text_20_body">Then compile the kernel.</text:p>
      <text:p text:style-name="P3"><text:span text:style-name="Source_20_Text">sudo make ARCH=arm CROSS_COMPILE=arm-linux-gnueabihf- uImage dtbs LOADADDR=0x80008000 -j4</text:span></text:p>
      <text:p text:style-name="Text_20_body"><text:soft-page-break/>The above command will compile the kernel using the arm cross compiler having the load address as 80008000. “j4” corresponds to the number of process to be run during the compilation. Give the value as twice that of your cpu core. Mine is dual core, so I it gave as 4.</text:p>
      <text:p text:style-name="Text_20_body">After compiling you can find the image files in “arch/arm/boot/” directory. Copy “uImage” file from this directory and also “am335x-boneblack.dtb” file from “arch/arm/boot/dts/” directory to the BOOT partitio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3" text:outline-level="3"><text:bookmark text:name="3.3_U-boot"/>U-boot</text:h>
      <text:p text:style-name="Text_20_body">U-boot also needs to be installed so that a <text:span text:style-name="T1">mkimage</text:span> program can be used which is part of the software. </text:p>
      <text:p text:style-name="Text_20_body">The instructions at this site <text:a xlink:type="simple" xlink:href="http://wiki.beyondlogic.org/index.php/BeagleBoneBlack_Building_Kernel">http://wiki.beyondlogic.org/index.php/BeagleBoneBlack_Building_Kernel</text:a> were used to install u-boot: </text:p>
      <table:table table:name="Table4" table:style-name="Table4">
        <table:table-column table:style-name="Table4.A"/>
        <table:table-column table:style-name="Table4.B"/>
        <table:table-row>
          <table:table-cell table:style-name="Table4.A1" office:value-type="string">
            <text:p text:style-name="Table_20_Contents"><text:span text:style-name="Source_20_Text">cd /home/username/develop/uboot</text:span></text:p>
          </table:table-cell>
          <table:table-cell table:style-name="Table4.A1" office:value-type="string">
            <text:p text:style-name="P1"/>
          </table:table-cell>
        </table:table-row>
        <table:table-row>
          <table:table-cell table:style-name="Table4.A1" office:value-type="string">
            <text:p text:style-name="Table_20_Contents"><text:span text:style-name="Source_20_Text">wget </text:span><text:a xlink:type="simple" xlink:href="ftp://ftp.denx.de/pub/u-boot/u-boot-latest.bz2"><text:span text:style-name="Source_20_Text">ftp://ftp.denx.de/pub/u-boot/u-boot-latest.tar.bz2</text:span></text:a></text:p>
          </table:table-cell>
          <table:table-cell table:style-name="Table4.A1" office:value-type="string">
            <text:p text:style-name="Table_20_Contents">Downloads u-boot </text:p>
          </table:table-cell>
        </table:table-row>
        <table:table-row>
          <table:table-cell table:style-name="Table4.A1" office:value-type="string">
            <text:p text:style-name="Table_20_Contents"><text:span text:style-name="Source_20_Text">tar -xjf u-boot-latest.tar.bz2</text:span></text:p>
          </table:table-cell>
          <table:table-cell table:style-name="Table4.A1" office:value-type="string">
            <text:p text:style-name="Table_20_Contents">Extract it </text:p>
          </table:table-cell>
        </table:table-row>
        <table:table-row>
          <table:table-cell table:style-name="Table4.A1" office:value-type="string">
            <text:p text:style-name="Table_20_Contents"><text:span text:style-name="Source_20_Text">cd u-boot-&lt;version&gt;</text:span></text:p>
          </table:table-cell>
          <table:table-cell table:style-name="Table4.A1" office:value-type="string">
            <text:p text:style-name="P1"/>
          </table:table-cell>
        </table:table-row>
        <table:table-row>
          <table:table-cell table:style-name="Table4.A1" office:value-type="string">
            <text:p text:style-name="Table_20_Contents">Building &lt;= v1014.07: <text:span text:style-name="Source_20_Text">make tools-only</text:span></text:p>
          </table:table-cell>
          <table:table-cell table:style-name="Table4.A1" office:value-type="string">
            <text:p text:style-name="Table_20_Contents">Builds the tools </text:p>
          </table:table-cell>
        </table:table-row>
        <table:table-row>
          <table:table-cell table:style-name="Table4.A1" office:value-type="string">
            <text:p text:style-name="Table_20_Contents">Building &gt;= v1014.10: <text:span text:style-name="Source_20_Text">make sandbox_defconfig tools-only</text:span></text:p>
          </table:table-cell>
          <table:table-cell table:style-name="Table4.A1" office:value-type="string">
            <text:p text:style-name="Table_20_Contents">Builds the tools </text:p>
          </table:table-cell>
        </table:table-row>
        <table:table-row>
          <table:table-cell table:style-name="Table4.A1" office:value-type="string">
            <text:p text:style-name="Table_20_Contents"><text:span text:style-name="Source_20_Text">sudo install tools/mkimage /usr/local/bin </text:span></text:p>
          </table:table-cell>
          <table:table-cell table:style-name="Table4.A1" office:value-type="string">
            <text:p text:style-name="Table_20_Contents">Installs the mkimage program </text:p>
          </table:table-cell>
        </table:table-row>
      </table:table>
      <text:p text:style-name="Text_20_body">NOTE: When you run 'make tools-only' and get an exception saying 'openssl/evp.h' is not installed run: <text:span text:style-name="Source_20_Text">sudo apt-get install libssl-dev</text:span> to install the openssl development package. See: <text:a xlink:type="simple" xlink:href="http://stackoverflow.com/questions/3016956/how-do-i-install-the-openssl-c-library-on-ubuntu">http://stackoverflow.com/questions/3016956/how-do-i-install-the-openssl-c-library-on-ubuntu</text:a> </text:p>
      <text:p text:style-name="Standard"><text:soft-page-break/></text:p>
      <text:p text:style-name="Standard"/>
      <text:h text:style-name="Heading_20_2" text:outline-level="2"><text:bookmark text:name="Downloading_and_building_the_Linux_Kernel"/>Downloading and building the Linux Kernel</text:h>
      <text:p text:style-name="Text_20_body">In the /home/username/develop/kbuild folder, the instructions at the beagleboard.org site <text:a xlink:type="simple" xlink:href="http://beagleboard.org/linux">http://beagleboard.org/linux</text:a> were followed, with the make commands slightly altered to reflect the toolchain executable naming. </text:p>
      <text:p text:style-name="Text_20_body">First, the source code was downloaded, checked-out and patched: </text:p>
      <table:table table:name="Table5" table:style-name="Table5">
        <table:table-column table:style-name="Table5.A"/>
        <table:table-column table:style-name="Table5.B"/>
        <table:table-row>
          <table:table-cell table:style-name="Table5.A1" office:value-type="string">
            <text:p text:style-name="P2"><text:span text:style-name="Source_20_Text">git clone git://github.com/beagleboard/kernel.git</text:span> </text:p>
          </table:table-cell>
          <table:table-cell table:style-name="Table5.A1" office:value-type="string">
            <text:p text:style-name="P2">This downloads the kernel source </text:p>
          </table:table-cell>
        </table:table-row>
        <table:table-row>
          <table:table-cell table:style-name="Table5.A1" office:value-type="string">
            <text:p text:style-name="P2"><text:span text:style-name="Source_20_Text">cd kernel</text:span> </text:p>
          </table:table-cell>
          <table:table-cell table:style-name="Table5.A1" office:value-type="string">
            <text:p text:style-name="P2"/>
          </table:table-cell>
        </table:table-row>
        <table:table-row>
          <table:table-cell table:style-name="Table5.A1" office:value-type="string">
            <text:p text:style-name="P2"><text:span text:style-name="Source_20_Text">git checkout 3.8</text:span> </text:p>
          </table:table-cell>
          <table:table-cell table:style-name="Table5.A1" office:value-type="string">
            <text:p text:style-name="P2">The head of 3.8 release was checked out. For further study how to check out a release tag that matches pre-built published images </text:p>
          </table:table-cell>
        </table:table-row>
        <table:table-row>
          <table:table-cell table:style-name="Table5.A1" office:value-type="string">
            <text:p text:style-name="P2"><text:span text:style-name="Source_20_Text">./patch.sh</text:span> </text:p>
          </table:table-cell>
          <table:table-cell table:style-name="Table5.A1" office:value-type="string">
            <text:p text:style-name="P2">This step may take 10 minutes or longer </text:p>
          </table:table-cell>
        </table:table-row>
      </table:table>
      <text:p text:style-name="Text_20_body"><text:line-break/>Some further preparations before the kernel is built: </text:p>
      <table:table table:name="Table6" table:style-name="Table6">
        <table:table-column table:style-name="Table6.A"/>
        <table:table-column table:style-name="Table6.B"/>
        <table:table-row>
          <table:table-cell table:style-name="Table6.A1" office:value-type="string">
            <text:p text:style-name="P2"><text:span text:style-name="Source_20_Text">cp configs/beaglebone kernel/arch/arm/configs/beaglebone_defconfig</text:span> </text:p>
          </table:table-cell>
          <table:table-cell table:style-name="Table6.A1" office:value-type="string">
            <text:p text:style-name="P2">We wish to build beaglebone series kernels </text:p>
          </table:table-cell>
        </table:table-row>
        <table:table-row>
          <table:table-cell table:style-name="Table6.A1" office:value-type="string">
            <text:p text:style-name="P2"><text:span text:style-name="Source_20_Text">wget http://arago-project.org/git/projects/?p=am33x-cm3.git\;a=blob_plain\;f=bin/am335x-pm-firmware.bin\;hb=HEAD -O kernel/firmware/am335x-pm-firmware.bin</text:span> </text:p>
          </table:table-cell>
          <table:table-cell table:style-name="Table6.A1" office:value-type="string">
            <text:p text:style-name="P2">Pre-compiled power management firmware </text:p>
          </table:table-cell>
        </table:table-row>
        <table:table-row>
          <table:table-cell table:style-name="Table6.A1" office:value-type="string">
            <text:p text:style-name="P2"><text:span text:style-name="Source_20_Text">cd kernel</text:span> </text:p>
          </table:table-cell>
          <table:table-cell table:style-name="Table6.B3" office:value-type="string">
            <text:p text:style-name="P1"/>
          </table:table-cell>
        </table:table-row>
      </table:table>
      <text:p text:style-name="Standard"/>
      <text:p text:style-name="Standard"/>
      <text:p text:style-name="Text_20_body">These steps will compile the kernel and some kernel modules: </text:p>
      <table:table table:name="Table7" table:style-name="Table7">
        <table:table-column table:style-name="Table7.A"/>
        <table:table-column table:style-name="Table7.B"/>
        <table:table-row>
          <table:table-cell table:style-name="Table7.A1" office:value-type="string">
            <text:p text:style-name="P2"><text:span text:style-name="Source_20_Text">make ARCH=arm CROSS_COMPILE=arm-linux-gnueabi- beaglebone_defconfig</text:span> </text:p>
          </table:table-cell>
          <table:table-cell table:style-name="Table7.A1" office:value-type="string">
            <text:p text:style-name="P2"/>
          </table:table-cell>
        </table:table-row>
        <table:table-row>
          <table:table-cell table:style-name="Table7.A1" office:value-type="string">
            <text:p text:style-name="P2"><text:span text:style-name="Source_20_Text">make ARCH=arm CROSS_COMPILE=arm-linux-gnueabi- uImage dtbs</text:span> </text:p>
          </table:table-cell>
          <table:table-cell table:style-name="Table7.A1" office:value-type="string">
            <text:p text:style-name="P2">This step builds the kernel and may take 15-20 minutes or longer </text:p>
          </table:table-cell>
        </table:table-row>
        <text:soft-page-break/>
        <table:table-row>
          <table:table-cell table:style-name="Table7.A1" office:value-type="string">
            <text:p text:style-name="P2"><text:span text:style-name="Source_20_Text">make ARCH=arm CROSS_COMPILE=arm-linux-gnueabi- uImage-dtb.am335x-boneblack</text:span> </text:p>
          </table:table-cell>
          <table:table-cell table:style-name="Table7.A1" office:value-type="string">
            <text:p text:style-name="P2">This step builds the kernel for the BBB </text:p>
          </table:table-cell>
        </table:table-row>
        <table:table-row>
          <table:table-cell table:style-name="Table7.A1" office:value-type="string">
            <text:p text:style-name="P2"><text:span text:style-name="Source_20_Text">make ARCH=arm CROSS_COMPILE=arm-linux-gnueabi- modules</text:span> </text:p>
          </table:table-cell>
          <table:table-cell table:style-name="Table7.A1" office:value-type="string">
            <text:p text:style-name="P2">This builds the kernel modules and may take 20 minutes or longer </text:p>
          </table:table-cell>
        </table:table-row>
      </table:table>
      <text:p text:style-name="Text_20_body"><text:line-break/>This whole process took around an hour on a VM running on a i5 2.5GHz laptop. On an i7 1.6GHz, it took twice as long, so if you have a choice then it makes sense to spend some time examining which server you really wish to develop on. </text:p>
      <text:p text:style-name="Text_20_body">In the <text:span text:style-name="Source_20_Text">/home/username/develop/kbuild/kernel/kernel/arch/arm/boot</text:span> folder, there will be a <text:span text:style-name="T1">uImage-dtb.am335x-boneblack</text:span> file. </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24T12:18:36.383729970</meta:creation-date>
    <dc:date>2020-01-24T12:23:33.411331424</dc:date>
    <meta:editing-duration>PT4M11S</meta:editing-duration>
    <meta:editing-cycles>7</meta:editing-cycles>
    <meta:generator>LibreOffice/4.2.8.2$Linux_X86_64 LibreOffice_project/420m0$Build-2</meta:generator>
    <meta:document-statistic meta:table-count="7" meta:image-count="0" meta:object-count="0" meta:page-count="5" meta:paragraph-count="85" meta:word-count="829" meta:character-count="6065" meta:non-whitespace-character-count="5267"/>
  </office:meta>
</office:document-meta>
</file>